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officeooo:rsid="001aa701" officeooo:paragraph-rsid="001aa701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none" fo:font-weight="normal" officeooo:rsid="001aa701" officeooo:paragraph-rsid="001aa70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 sample ODT document to show how to build templates documents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4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3">company_vatnumber = {company_vatnumber}</text:p>
      <text:p text:style-name="P3">company_note = {company_note}</text:p>
      <text:p text:style-name="Standard">...</text:p>
      <text:p text:style-name="Standard"/>
      <text:p text:style-name="P5">User information:</text:p>
      <text:p text:style-name="P6">myuser_lastname = {myuser_lastname}</text:p>
      <text:p text:style-name="P6">myuser_firstname = {myuser_firstname}</text:p>
      <text:p text:style-name="P6">myuser_login = {myuser_login}</text:p>
      <text:p text:style-name="P6">myuser_email = {myuser_email}</text:p>
      <text:p text:style-name="P6">...</text:p>
      <text:p text:style-name="P7"/>
      <text:p text:style-name="Standard"/>
      <text:p text:style-name="Standard"><text:soft-page-break/></text:p>
      <text:p text:style-name="Standard">For complete list of tags, see on user documentation about module Third party on wiki:</text:p>
      <text:p text:style-name="Standard"><text:a xlink:type="simple" xlink:href="http://wiki.dolibarr.org/">http://wiki.dolibarr.org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8M20S</meta:editing-duration>
    <meta:editing-cycles>34</meta:editing-cycles>
    <meta:generator>OpenOffice.org/3.2$Linux OpenOffice.org_project/320m19$Build-9505</meta:generator>
    <dc:date>2011-03-01T12:01:11</dc:date>
    <dc:creator>Laurent Destailleur</dc:creator>
    <meta:document-statistic meta:table-count="0" meta:image-count="0" meta:object-count="0" meta:page-count="2" meta:paragraph-count="55" meta:word-count="217" meta:character-count="2068"/>
    <meta:user-defined meta:name="Info 1"/>
    <meta:user-defined meta:name="Info 2"/>
    <meta:user-defined meta:name="Info 3"/>
    <meta:user-defined meta:name="Info 4"/>
  </office:meta>
</office:document-meta>
</file>